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950000079519D8F7307511945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Apple Color Emoji" svg:font-family="'Apple Color Emoji'" style:font-family-generic="roman" style:font-pitch="variable"/>
    <style:font-face style:name="Arial" svg:font-family="Arial" style:font-family-generic="roman" style:font-pitch="variable"/>
    <style:font-face style:name="IBM Plex Sans" svg:font-family="'IBM Plex Sans'" style:font-family-generic="roman" style:font-pitch="variable"/>
    <style:font-face style:name="IBM Plex Sans SemiBold" svg:font-family="'IBM Plex Sans Semi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ple Color Emoji1" svg:font-family="'Apple Color Emoji'" style:font-family-generic="system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IBM Plex Sans1" svg:font-family="'IBM Plex Sans'" style:font-family-generic="system" style:font-pitch="variable"/>
    <style:font-face style:name="IBM Plex Sans SemiBold1" svg:font-family="'IBM Plex Sans SemiBold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5in" fo:margin-top="0in" fo:margin-bottom="0in" table:align="left"/>
    </style:style>
    <style:style style:name="Table1.A" style:family="table-column">
      <style:table-column-properties style:column-width="6.4896in"/>
    </style:style>
    <style:style style:name="Table1.1" style:family="table-row">
      <style:table-row-properties style:min-row-height="0.7056in" fo:keep-together="auto"/>
    </style:style>
    <style:style style:name="Table1.A1" style:family="table-cell">
      <style:table-cell-properties fo:background-color="#e3fae2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3" style:family="paragraph" style:parent-style-name="Standard">
      <loext:graphic-properties draw:fill="solid" draw:fill-color="#ffffff"/>
      <style:paragraph-properties fo:margin-top="0in" fo:margin-bottom="0.139in" loext:contextual-spacing="false" fo:line-height="115%" fo:background-color="#ffffff"/>
    </style:style>
    <style:style style:name="P4" style:family="paragraph" style:parent-style-name="Standard">
      <style:paragraph-properties fo:margin-top="0in" fo:margin-bottom="0.139in" loext:contextual-spacing="false" fo:line-height="100%" fo:text-align="start" style:justify-single-word="false" fo:keep-together="always" fo:keep-with-next="always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top="0in" fo:margin-bottom="0.139in" loext:contextual-spacing="false" fo:line-height="100%" fo:text-align="start" style:justify-single-word="false" fo:keep-together="always" fo:keep-with-next="always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15%" fo:background-color="#ffffff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keep-together="always" fo:keep-with-next="always"/>
      <style:text-properties fo:font-size="24pt" fo:font-weight="bold" style:font-size-asian="24pt" style:font-weight-asian="bold" style:font-size-complex="24pt"/>
    </style:style>
    <style:style style:name="P11" style:family="paragraph" style:parent-style-name="Standard" style:list-style-name="WWNum6">
      <style:paragraph-properties fo:margin-left="0.5in" fo:margin-right="0in" fo:margin-top="0.139in" fo:margin-bottom="0.139in" loext:contextual-spacing="false" fo:line-height="115%" fo:text-indent="-0.25in" style:auto-text-indent="false"/>
    </style:style>
    <style:style style:name="P12" style:family="paragraph" style:parent-style-name="Standard" style:list-style-name="WWNum7">
      <loext:graphic-properties draw:fill="solid" draw:fill-color="#ffffff"/>
      <style:paragraph-properties fo:margin-left="0.5in" fo:margin-right="0in" fo:margin-top="0.139in" fo:margin-bottom="0.139in" loext:contextual-spacing="false" fo:line-height="100%" fo:text-indent="-0.25in" style:auto-text-indent="false" fo:background-color="#ffffff"/>
    </style:style>
    <style:style style:name="P13" style:family="paragraph" style:parent-style-name="Standard" style:list-style-name="WWNum9">
      <loext:graphic-properties draw:fill="solid" draw:fill-color="#ffffff"/>
      <style:paragraph-properties fo:margin-left="0.5in" fo:margin-right="0in" fo:margin-top="0.139in" fo:margin-bottom="0.139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2">
      <loext:graphic-properties draw:fill="solid" draw:fill-color="#ffffff"/>
      <style:paragraph-properties fo:margin-left="0.5in" fo:margin-right="0in" fo:margin-top="0.139in" fo:margin-bottom="0.139in" loext:contextual-spacing="false" fo:line-height="100%" fo:text-indent="-0.25in" style:auto-text-indent="false" fo:background-color="#ffffff"/>
    </style:style>
    <style:style style:name="P15" style:family="paragraph" style:parent-style-name="Standard" style:list-style-name="WWNum3">
      <loext:graphic-properties draw:fill="solid" draw:fill-color="#ffffff"/>
      <style:paragraph-properties fo:margin-left="0.5in" fo:margin-right="0in" fo:margin-top="0.139in" fo:margin-bottom="0.139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8">
      <loext:graphic-properties draw:fill="solid" draw:fill-color="#ffffff"/>
      <style:paragraph-properties fo:margin-left="0.5in" fo:margin-right="0in" fo:margin-top="0.139in" fo:margin-bottom="0.139in" loext:contextual-spacing="false" fo:line-height="100%" fo:text-indent="-0.25in" style:auto-text-indent="false" fo:background-color="#ffffff"/>
    </style:style>
    <style:style style:name="P17" style:family="paragraph" style:parent-style-name="Standard" style:list-style-name="WWNum10">
      <loext:graphic-properties draw:fill="solid" draw:fill-color="#ffffff"/>
      <style:paragraph-properties fo:margin-left="0.5in" fo:margin-right="0in" fo:margin-top="0.139in" fo:margin-bottom="0.139in" loext:contextual-spacing="false" fo:line-height="100%" fo:text-indent="-0.25in" style:auto-text-indent="false" fo:background-color="#ffffff"/>
    </style:style>
    <style:style style:name="P18" style:family="paragraph" style:parent-style-name="Standard" style:list-style-name="WWNum5">
      <loext:graphic-properties draw:fill="solid" draw:fill-color="#ffffff"/>
      <style:paragraph-properties fo:margin-left="0.5in" fo:margin-right="0in" fo:margin-top="0.139in" fo:margin-bottom="0.139in" loext:contextual-spacing="false" fo:line-height="100%" fo:text-indent="-0.25in" style:auto-text-indent="false" fo:background-color="#ffffff"/>
    </style:style>
    <style:style style:name="P19" style:family="paragraph" style:parent-style-name="Standard" style:list-style-name="WWNum6">
      <style:paragraph-properties fo:margin-left="0.5in" fo:margin-right="0in" fo:margin-top="0in" fo:margin-bottom="0.139in" loext:contextual-spacing="false" fo:line-height="115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align="start" style:justify-single-word="false" fo:text-indent="-0.25in" style:auto-text-indent="false"/>
    </style:style>
    <style:style style:name="P21" style:family="paragraph" style:parent-style-name="Standard" style:list-style-name="WWNum12">
      <loext:graphic-properties draw:fill="solid" draw:fill-color="#ffffff"/>
      <style:paragraph-properties fo:margin-left="0.5in" fo:margin-right="0in" fo:margin-top="0in" fo:margin-bottom="0.139in" loext:contextual-spacing="false" fo:line-height="115%" fo:text-indent="-0.25in" style:auto-text-indent="false" fo:background-color="#ffffff"/>
    </style:style>
    <style:style style:name="P22" style:family="paragraph" style:parent-style-name="Standard">
      <style:paragraph-properties fo:margin-top="0.1665in" fo:margin-bottom="0.1665in" loext:contextual-spacing="false" fo:line-height="150%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style:font-name="IBM Plex Sans SemiBold" fo:font-size="12pt" fo:font-weight="bold" style:font-name-asian="IBM Plex Sans SemiBold1" style:font-size-asian="12pt" style:font-weight-asian="bold" style:font-name-complex="IBM Plex Sans SemiBold1" style:font-size-complex="12pt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.139in" fo:margin-bottom="0.139in" loext:contextual-spacing="false" fo:line-height="100%" fo:text-indent="0in" style:auto-text-indent="false" fo:background-color="#ffffff"/>
      <style:text-properties fo:font-size="12pt" style:font-size-asian="12pt" style:font-size-complex="12pt" fo:background-color="#ffffff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.139in" fo:margin-bottom="0.139in" loext:contextual-spacing="false" fo:line-height="100%" fo:text-indent="0in" style:auto-text-indent="false" fo:background-color="#ffffff"/>
      <style:text-properties fo:background-color="#ffffff"/>
    </style:style>
    <style:style style:name="P26" style:family="paragraph" style:parent-style-name="Standard">
      <style:paragraph-properties fo:margin-top="0.1945in" fo:margin-bottom="0.139in" loext:contextual-spacing="false" fo:line-height="115%" fo:text-align="start" style:justify-single-word="false" fo:keep-together="always" fo:break-before="page" fo:keep-with-next="always"/>
    </style:style>
    <style:style style:name="P27" style:family="paragraph" style:parent-style-name="Standard">
      <style:paragraph-properties fo:margin-top="0.0555in" fo:margin-bottom="0in" loext:contextual-spacing="false" fo:line-height="100%" fo:text-align="start" style:justify-single-word="false">
        <style:tab-stops>
          <style:tab-stop style:position="6.4957in" style:type="right"/>
        </style:tab-stops>
      </style:paragraph-properties>
    </style:style>
    <style:style style:name="P28" style:family="paragraph" style:parent-style-name="Standard">
      <style:paragraph-properties fo:margin-top="0.139in" fo:margin-bottom="0in" loext:contextual-spacing="false" fo:line-height="100%" fo:text-align="start" style:justify-single-word="false">
        <style:tab-stops>
          <style:tab-stop style:position="6.4957in" style:type="right"/>
        </style:tab-stops>
      </style:paragraph-properties>
    </style:style>
    <style:style style:name="P29" style:family="paragraph" style:parent-style-name="Standard">
      <loext:graphic-properties draw:fill="solid" draw:fill-color="#ffffff"/>
      <style:paragraph-properties fo:margin-top="0.139in" fo:margin-bottom="0.139in" loext:contextual-spacing="false" fo:line-height="100%" fo:background-color="#ffffff"/>
      <style:text-properties fo:font-size="12pt" style:font-size-asian="12pt" style:font-size-complex="12pt" fo:background-color="#ffffff"/>
    </style:style>
    <style:style style:name="P30" style:family="paragraph" style:parent-style-name="Standard">
      <loext:graphic-properties draw:fill="solid" draw:fill-color="#ffffff"/>
      <style:paragraph-properties fo:margin-top="0.139in" fo:margin-bottom="0.139in" loext:contextual-spacing="false" fo:line-height="100%" fo:background-color="#ffffff"/>
    </style:style>
    <style:style style:name="P31" style:family="paragraph" style:parent-style-name="Standard">
      <loext:graphic-properties draw:fill="solid" draw:fill-color="#ffffff"/>
      <style:paragraph-properties fo:margin-top="0.1528in" fo:margin-bottom="0.1528in" loext:contextual-spacing="false" fo:line-height="115%" fo:background-color="#ffffff"/>
    </style:style>
    <style:style style:name="P32" style:family="paragraph" style:parent-style-name="Standard">
      <style:paragraph-properties fo:margin-top="0.25in" fo:margin-bottom="0.0555in" loext:contextual-spacing="false" fo:line-height="100%" fo:text-align="start" style:justify-single-word="false" fo:keep-together="always" fo:keep-with-next="always"/>
    </style:style>
    <style:style style:name="P33" style:family="paragraph" style:parent-style-name="Standard">
      <loext:graphic-properties draw:fill="solid" draw:fill-color="#ffffff"/>
      <style:paragraph-properties fo:margin-left="0.5in" fo:margin-right="0in" fo:margin-top="0.139in" fo:margin-bottom="0.139in" loext:contextual-spacing="false" fo:line-height="100%" fo:text-indent="0in" style:auto-text-indent="false" fo:background-color="#ffffff"/>
    </style:style>
    <style:style style:name="P34" style:family="paragraph" style:parent-style-name="Standard" style:list-style-name="WWNum11">
      <loext:graphic-properties draw:fill="solid" draw:fill-color="#ffffff"/>
      <style:paragraph-properties fo:margin-left="1in" fo:margin-right="0in" fo:margin-top="0.139in" fo:margin-bottom="0.139in" loext:contextual-spacing="false" fo:line-height="100%" fo:text-indent="-0.25in" style:auto-text-indent="false" fo:background-color="#ffffff"/>
    </style:style>
    <style:style style:name="P35" style:family="paragraph" style:parent-style-name="Standard" style:list-style-name="WWNum4">
      <loext:graphic-properties draw:fill="solid" draw:fill-color="#ffffff"/>
      <style:paragraph-properties fo:margin-left="1in" fo:margin-right="0in" fo:margin-top="0.139in" fo:margin-bottom="0.139in" loext:contextual-spacing="false" fo:line-height="100%" fo:text-indent="-0.25in" style:auto-text-indent="false" fo:background-color="#ffffff"/>
    </style:style>
    <style:style style:name="P36" style:family="paragraph" style:parent-style-name="Standard">
      <style:paragraph-properties fo:margin-top="0in" fo:margin-bottom="0.111in" loext:contextual-spacing="false" fo:line-height="108%"/>
    </style:style>
    <style:style style:name="P37" style:family="paragraph" style:parent-style-name="Standard" style:master-page-name="First_20_Page">
      <style:paragraph-properties fo:text-align="justify" style:justify-single-word="false" style:page-number="1"/>
    </style:style>
    <style:style style:name="P38" style:family="paragraph" style:parent-style-name="Heading_20_1">
      <loext:graphic-properties draw:fill="solid" draw:fill-color="#ffffff"/>
      <style:paragraph-properties fo:margin-top="0.139in" fo:margin-bottom="0.139in" loext:contextual-spacing="false" fo:line-height="100%" fo:background-color="#ffffff"/>
    </style:style>
    <style:style style:name="P39" style:family="paragraph" style:parent-style-name="Heading_20_1">
      <style:paragraph-properties fo:margin-top="0in" fo:margin-bottom="0in" loext:contextual-spacing="false" fo:line-height="100%" fo:text-align="start" style:justify-single-word="false" fo:keep-together="auto" fo:break-before="page" fo:keep-with-next="auto"/>
    </style:style>
    <style:style style:name="P40" style:family="paragraph" style:parent-style-name="Heading_20_1">
      <loext:graphic-properties draw:fill="solid" draw:fill-color="#ffffff"/>
      <style:paragraph-properties fo:break-before="page" fo:background-color="#ffffff"/>
    </style:style>
    <style:style style:name="P41" style:family="paragraph" style:parent-style-name="Heading_20_2">
      <loext:graphic-properties draw:fill="solid" draw:fill-color="#ffffff"/>
      <style:paragraph-properties fo:margin-top="0.139in" fo:margin-bottom="0.139in" loext:contextual-spacing="false" fo:line-height="115%" fo:background-color="#ffffff"/>
    </style:style>
    <style:style style:name="P42" style:family="paragraph" style:parent-style-name="Heading_20_3">
      <loext:graphic-properties draw:fill="solid" draw:fill-color="#ffffff"/>
      <style:paragraph-properties fo:margin-top="0.139in" fo:margin-bottom="0.139in" loext:contextual-spacing="false" fo:line-height="100%" fo:background-color="#ffffff"/>
    </style:style>
    <style:style style:name="P43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fo:background-color="#ffffff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style:font-name="IBM Plex Sans" style:font-name-asian="IBM Plex Sans1" style:font-name-complex="IBM Plex Sans1"/>
    </style:style>
    <style:style style:name="T8" style:family="text">
      <style:text-properties style:font-name="IBM Plex Sans" fo:font-size="10pt" style:font-name-asian="IBM Plex Sans1" style:font-size-asian="10pt" style:font-name-complex="IBM Plex Sans1" style:font-size-complex="10pt" fo:background-color="#ffffff"/>
    </style:style>
    <style:style style:name="T9" style:family="text">
      <style:text-properties fo:color="#abb1b9" fo:font-size="30pt" fo:font-weight="bold" style:font-size-asian="30pt" style:font-weight-asian="bold" style:font-size-complex="30pt"/>
    </style:style>
    <style:style style:name="T10" style:family="text">
      <style:text-properties style:font-name="Apple Color Emoji" fo:font-size="12pt" style:font-name-asian="Apple Color Emoji1" style:font-size-asian="12pt" style:font-name-complex="Apple Color Emoji1" style:font-size-complex="12pt"/>
    </style:style>
    <style:style style:name="T11" style:family="text">
      <style:text-properties style:font-name="IBM Plex Sans SemiBold" fo:font-size="22pt" fo:font-weight="bold" style:font-name-asian="IBM Plex Sans SemiBold1" style:font-size-asian="22pt" style:font-weight-asian="bold" style:font-name-complex="IBM Plex Sans SemiBold1" style:font-size-complex="22pt"/>
    </style:style>
    <style:style style:name="T12" style:family="text">
      <style:text-properties style:font-name="IBM Plex Sans SemiBold" fo:font-size="22pt" fo:font-weight="normal" style:font-name-asian="IBM Plex Sans SemiBold1" style:font-size-asian="22pt" style:font-weight-asian="normal" style:font-name-complex="IBM Plex Sans SemiBold1" style:font-size-complex="22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background-color="#ffffff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fo:background-color="#ffffff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-conten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6"><text:bookmark text:name="_heading=h.em78hreukrci"/><text:span text:style-name="T1">Geekbrains</text:span></text:p>
      <text:p text:style-name="P6"><text:bookmark text:name="_heading=h.em78hreukrci1"/><text:s/></text:p>
      <text:p text:style-name="P6"><text:bookmark text:name="_heading=h.em78hreukrci2"/><text:s/></text:p>
      <text:p text:style-name="P6"><text:bookmark text:name="_heading=h.em78hreukrci3"/><text:s/></text:p>
      <text:p text:style-name="P6"><text:bookmark text:name="_heading=h.em78hreukrci4"/><text:s/></text:p>
      <text:p text:style-name="P6"><text:bookmark text:name="_heading=h.em78hreukrci5"/><text:s/></text:p>
      <text:p text:style-name="P6"><text:bookmark text:name="_heading=h.em78hreukrci6"/><text:s/></text:p>
      <text:p text:style-name="P6"><text:bookmark text:name="_heading=h.em78hreukrci7"/><text:s/></text:p>
      <text:p text:style-name="P6"><text:bookmark text:name="_heading=h.em78hreukrci8"/><text:s/></text:p>
      <text:p text:style-name="P6"><text:bookmark text:name="_heading=h.em78hreukrci9"/><text:span text:style-name="T4">(пример) </text:span></text:p>
      <text:p text:style-name="P6"><text:bookmark text:name="_heading=h.em78hreukrci10"/><text:s/></text:p>
      <text:p text:style-name="P6"><text:bookmark text:name="_heading=h.em78hreukrci11"/><text:span text:style-name="T2">Исследование особенностей организации процесса ручного тестирования веб-приложений в условиях отсутствия технического задания на примере тестирования интернет-магазина парфюмерии и косметики РИВ ГОШ</text:span></text:p>
      <text:p text:style-name="P6"><text:bookmark text:name="_heading=h.em78hreukrci12"/><text:s/></text:p>
      <text:p text:style-name="P6"><text:bookmark text:name="_heading=h.em78hreukrci13"/><text:s/></text:p>
      <text:p text:style-name="P6"><text:bookmark text:name="_heading=h.em78hreukrci14"/><text:s/></text:p>
      <text:p text:style-name="P6"><text:bookmark text:name="_heading=h.em78hreukrci15"/><text:s/></text:p>
      <text:p text:style-name="P6"><text:bookmark text:name="_heading=h.em78hreukrci16"/><text:s/></text:p>
      <text:p text:style-name="P6"><text:bookmark text:name="_heading=h.em78hreukrci17"/><text:s/></text:p>
      <text:p text:style-name="P6"><text:bookmark text:name="_heading=h.em78hreukrci18"/><text:s/></text:p>
      <text:p text:style-name="P7"><text:bookmark text:name="_heading=h.em78hreukrci19"/><text:soft-page-break/><text:s/></text:p>
      <text:p text:style-name="P6"><text:bookmark text:name="_heading=h.em78hreukrci20"/><text:s/></text:p>
      <text:p text:style-name="P6"><text:bookmark text:name="_heading=h.em78hreukrci21"/><text:s/></text:p>
      <text:p text:style-name="P6"><text:bookmark text:name="_heading=h.em78hreukrci22"/><text:s/></text:p>
      <text:p text:style-name="P7"><text:bookmark text:name="_heading=h.em78hreukrci23"/><text:span text:style-name="T1">Программа:</text:span></text:p>
      <text:p text:style-name="P7"><text:bookmark text:name="_heading=h.em78hreukrci24"/><text:span text:style-name="T1">Специализация</text:span></text:p>
      <text:p text:style-name="P7"><text:bookmark text:name="_heading=h.em78hreukrci25"/><text:span text:style-name="T1">ФИО</text:span></text:p>
      <text:p text:style-name="P7"><text:bookmark text:name="_heading=h.em78hreukrci26"/><text:s/></text:p>
      <text:p text:style-name="P7"><text:bookmark text:name="_heading=h.em78hreukrci27"/><text:s/></text:p>
      <text:p text:style-name="P7"><text:bookmark text:name="_heading=h.em78hreukrci28"/><text:s/></text:p>
      <text:p text:style-name="P7"><text:bookmark text:name="_heading=h.em78hreukrci29"/><text:s/></text:p>
      <text:p text:style-name="P7"><text:bookmark text:name="_heading=h.em78hreukrci30"/><text:s/></text:p>
      <text:p text:style-name="P7"><text:bookmark text:name="_heading=h.em78hreukrci31"/><text:s/></text:p>
      <text:p text:style-name="P7"><text:bookmark text:name="_heading=h.em78hreukrci32"/><text:s/></text:p>
      <text:p text:style-name="P7"><text:bookmark text:name="_heading=h.em78hreukrci33"/><text:s/></text:p>
      <text:p text:style-name="P7"><text:bookmark text:name="_heading=h.em78hreukrci34"/><text:s/></text:p>
      <text:p text:style-name="P7"><text:bookmark text:name="_heading=h.em78hreukrci35"/><text:s/></text:p>
      <text:p text:style-name="P7"><text:bookmark text:name="_heading=h.fxdok1pgueei"/></text:p>
      <text:p text:style-name="P7"><text:bookmark text:name="_heading=h.e4r7qu1d0vxy"/></text:p>
      <text:p text:style-name="P7"><text:bookmark text:name="_heading=h.i6uqnz3a5ync"/></text:p>
      <text:p text:style-name="P7"><text:bookmark text:name="_heading=h.ib30qubdw6vb"/></text:p>
      <text:p text:style-name="P8"><text:bookmark text:name="_heading=h.em78hreukrci36"/><text:soft-page-break/><text:s/></text:p>
      <text:p text:style-name="P7"><text:bookmark text:name="_heading=h.em78hreukrci37"/><text:s/></text:p>
      <text:p text:style-name="P7"><text:bookmark text:name="_heading=h.em78hreukrci38"/><text:s/></text:p>
      <text:p text:style-name="P7"><text:bookmark text:name="_heading=h.em78hreukrci39"/><text:s/></text:p>
      <text:p text:style-name="P6"><text:bookmark text:name="_heading=h.em78hreukrci40"/><text:span text:style-name="T3">Город</text:span></text:p>
      <text:p text:style-name="P6"><text:bookmark text:name="_heading=h.em78hreukrci41"/><text:span text:style-name="T3">Год</text:span></text:p>
      <text:p text:style-name="P7"><text:bookmark text:name="_heading=h.em78hreukrci42"/></text:p>
      <text:p text:style-name="P4"><text:bookmark text:name="_heading=h.k2xay1shuw93"/></text:p>
      <text:p text:style-name="P5"><text:bookmark text:name="_heading=h.oezpfc9zek9x"/><text:span text:style-name="T6">Основные требования к оформлению дипломного проекта</text:span></text:p>
      <text:list xml:id="list3261056487" text:style-name="WWNum6">
        <text:list-item>
          <text:p text:style-name="P11">Текст проекта оформляйте только с одной стороны листа формата А4. При наборе используйте межстрочный интервал 1,5.<text:line-break/>Объемные таблицы/иллюстрации возможно размещать на листах А3, А2 и выносить в приложения.</text:p>
        </text:list-item>
        <text:list-item>
          <text:p text:style-name="P19">При наборе информации, используйте шрифт Times New Roman с выравниванием текста по ширине. Рекомендуем кегль — 12–14, для некоторых структурных единиц работы можно выбрать полужирное выделение.</text:p>
        </text:list-item>
        <text:list-item>
          <text:p text:style-name="P19">Поля страницы, где размещается текст, выставляйте по определенным показателям: нижнее/верхнее – 20 мм, правое – 10 мм, левое (для последующей прошивки) – 30 мм.</text:p>
        </text:list-item>
        <text:list-item>
          <text:p text:style-name="P19">Все листы дипломного проекта нумеруются по порядку, начиная с введения (используется сквозная нумерация). Номер указывайте в центре нижней части страницы без точки.</text:p>
        </text:list-item>
        <text:list-item>
          <text:p text:style-name="P19">Заголовок раздела с одним подразделом или пунктом не нумеруется.</text:p>
        </text:list-item>
        <text:list-item>
          <text:p text:style-name="P19">После текста перед следующим заголовком установите одиночный интервал.</text:p>
        </text:list-item>
        <text:list-item>
          <text:p text:style-name="P19">После заголовка перед подзаголовком проставьте двойной интервал.</text:p>
        </text:list-item>
        <text:list-item>
          <text:p text:style-name="P19">Имена собственные — наименования компаний/изделий, фамилии учёных и т. д., указывайте на языке оригинала.</text:p>
        </text:list-item>
        <text:list-item>
          <text:p text:style-name="P19">Каждый структурный элемент начинается с нового листа.</text:p>
        </text:list-item>
      </text:list>
      <text:p text:style-name="P22"><text:span text:style-name="T4">Вся работа должна составлять 50+ страниц формата А4, включая приложения.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0">💡</text:span> Инструкция по работе с шаблоном. </text:p>
            <text:list xml:id="list3915161398" text:style-name="WWNum1">
              <text:list-item>
                <text:p text:style-name="P20">Создайте копию данного шаблона. Файл - Создать копию.</text:p>
              </text:list-item>
              <text:list-item>
                <text:p text:style-name="P20">Изучите шаблон и начинайте работу. </text:p>
              </text:list-item>
            </text:list>
          </table:table-cell>
        </table:table-row>
      </table:table>
      <text:p text:style-name="P10"><text:bookmark text:name="_heading=h.fctsxb473vhf"/></text:p>
      <text:p text:style-name="P23"><text:soft-page-break/></text:p>
      <text:p text:style-name="P26"><text:span text:style-name="T11">Содержание 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7"><text:a xlink:type="simple" xlink:href="#_heading=h.7mt9x4b37ce" text:style-name="Index_20_Link" text:visited-style-name="Index_20_Link"><text:span text:style-name="T13">Содержание</text:span></text:a><text:tab/></text:p>
          <text:p text:style-name="P28"><text:a xlink:type="simple" xlink:href="#_heading=h.1fob9te" text:style-name="Index_20_Link" text:visited-style-name="Index_20_Link"><text:span text:style-name="T13">Введение</text:span></text:a><text:tab/></text:p>
          <text:p text:style-name="P28"><text:a xlink:type="simple" xlink:href="#_heading=h.hst8x8f1r8tz" text:style-name="Index_20_Link" text:visited-style-name="Index_20_Link"><text:span text:style-name="T13">Теоретическая и практическая главы</text:span></text:a><text:tab/></text:p>
          <text:p text:style-name="P28"><text:a xlink:type="simple" xlink:href="#_heading=h.dhwmmf3wq1kk" text:style-name="Index_20_Link" text:visited-style-name="Index_20_Link"><text:span text:style-name="T13">Заключение</text:span></text:a><text:tab/></text:p>
          <text:p text:style-name="P28"><text:a xlink:type="simple" xlink:href="#_heading=h.m8jvbwhv7ujg" text:style-name="Index_20_Link" text:visited-style-name="Index_20_Link"><text:span text:style-name="T13">Список используемой литературы</text:span></text:a><text:tab/></text:p>
          <text:p text:style-name="P28"><text:a xlink:type="simple" xlink:href="#_heading=h.s6k7t2lwcp0k" text:style-name="Index_20_Link" text:visited-style-name="Index_20_Link"><text:span text:style-name="T13">Приложения</text:span></text:a><text:tab/></text:p>
        </text:index-body>
      </text:table-of-content>
      <text:p text:style-name="P29"/>
      <text:p text:style-name="P38"><text:bookmark text:name="_heading=h.7mt9x4b37ce"/><text:span text:style-name="T14">Как оформить содержание?</text:span></text:p>
      <text:p text:style-name="P30"><text:span text:style-name="T15">В содержании дипломного проекта необходимо озаглавить основные блоки и подпункты работы с указанием страниц.</text:span></text:p>
      <text:p text:style-name="P42"><text:bookmark text:name="_heading=h.ehlc414q8z3v"/>Пример</text:p>
      <text:p text:style-name="Standard"><text:span text:style-name="T4">Данный пример не является эталонным, лишь один из вариаций.</text:span></text:p>
      <text:p text:style-name="P31"><text:span text:style-name="T15">Введение (2–3 стр.)</text:span></text:p>
      <text:p text:style-name="P31"><text:span text:style-name="T15">Глава 1. Основы ручного тестирования веб-приложений (~15 стр.)</text:span></text:p>
      <text:p text:style-name="P31"><text:span text:style-name="T15">1.1 Что такое веб-приложение, его особенности</text:span></text:p>
      <text:p text:style-name="P31"><text:span text:style-name="T15">1.2 Что такое тестирование, кто такой тестировщик. Зачем нужно тестирование и когда оно начинается</text:span></text:p>
      <text:p text:style-name="P31"><text:span text:style-name="T15">1.3 Этапы ручного тестирования веб-приложений</text:span></text:p>
      <text:p text:style-name="P31"><text:span text:style-name="T15">1.4 Источники требований: что такое техническое задание и как проводить ручное тестирование, если техническое задание отсутствует</text:span></text:p>
      <text:p text:style-name="P31"><text:span text:style-name="T15">Глава 2. Подготовка к ручному тестированию веб-приложения (~15 стр)</text:span></text:p>
      <text:p text:style-name="P31"><text:span text:style-name="T15">2.1 Составление чек-листов</text:span></text:p>
      <text:p text:style-name="P31"><text:span text:style-name="T15">2.2 Составление тест-кейсов</text:span></text:p>
      <text:p text:style-name="P31"><text:soft-page-break/><text:span text:style-name="T15">2.3 Разработка тест-плана</text:span></text:p>
      <text:p text:style-name="P31"><text:span text:style-name="T15">2.4 Тест-дизайн и тест-аналитика</text:span></text:p>
      <text:p text:style-name="P31"><text:span text:style-name="T15">2.5 Баг-репорты и багтрекинговая система</text:span></text:p>
      <text:p text:style-name="P31"><text:span text:style-name="T15">Глава 3. Проведение тестирования и разработка предложений по улучшению тестирования Интернет-магазина РИВ ГОШ (~20 стр.)</text:span></text:p>
      <text:p text:style-name="P31"><text:span text:style-name="T15">3.1 Тестирование функциональности</text:span></text:p>
      <text:p text:style-name="P31"><text:span text:style-name="T15">3.2 Тестирование юзабилити</text:span></text:p>
      <text:p text:style-name="P31"><text:span text:style-name="T15">3.3 Тестирование интерфейса</text:span></text:p>
      <text:p text:style-name="P31"><text:span text:style-name="T15">3.4 Тестирование совместимости</text:span></text:p>
      <text:p text:style-name="P31"><text:span text:style-name="T15">3.5 Тестирование производительности</text:span></text:p>
      <text:p text:style-name="P31"><text:span text:style-name="T15">3.6 Тестирование безопасности</text:span></text:p>
      <text:p text:style-name="P31"><text:span text:style-name="T15">3.7 Подведение итогов. Разработка предложений по улучшению ручного тестирования веб-приложения РИВ ГОШ</text:span></text:p>
      <text:p text:style-name="P31"><text:span text:style-name="T15">Заключение (~ 4 стр.)</text:span></text:p>
      <text:p text:style-name="P31"><text:span text:style-name="T15">Список используемой литературы</text:span></text:p>
      <text:p text:style-name="P31"><text:span text:style-name="T15">Приложения</text:span></text:p>
      <text:p text:style-name="P32"><text:bookmark text:name="_heading=h.m7ifbwg6wf6v"/></text:p>
      <text:p text:style-name="P39"><text:bookmark text:name="_heading=h.1fob9te"/><text:span text:style-name="T12">Введение</text:span></text:p>
      <text:p text:style-name="P30"><text:span text:style-name="T16">В</text:span><text:span text:style-name="T17">ведение</text:span><text:span text:style-name="T15"> раскрывает обоснование необходимости исследования выбранной студентом задачи и представляет схему проведения дипломного исследования. </text:span></text:p>
      <text:p text:style-name="P30"><text:span text:style-name="T15">В общих чертах, в этом блоке должно быть:</text:span></text:p>
      <text:list xml:id="list2374240073" text:style-name="WWNum7">
        <text:list-item>
          <text:p text:style-name="P12"><text:span text:style-name="T15">Что из себя представляет проект.</text:span></text:p>
        </text:list-item>
        <text:list-item>
          <text:p text:style-name="P12"><text:span text:style-name="T15">Обоснование темы проекта.</text:span></text:p>
        </text:list-item>
        <text:list-item>
          <text:p text:style-name="P12"><text:span text:style-name="T15">Цель проекта.</text:span></text:p>
        </text:list-item>
        <text:list-item>
          <text:p text:style-name="P12"><text:span text:style-name="T15">План работы.</text:span></text:p>
        </text:list-item>
        <text:list-item>
          <text:p text:style-name="P12"><text:span text:style-name="T15">Какую проблему будет решать ваш проект.</text:span></text:p>
        </text:list-item>
      </text:list>
      <text:list xml:id="list2809625991" text:style-name="WWNum9">
        <text:list-item>
          <text:p text:style-name="P13"><text:span text:style-name="T15">По какой специализации вы будете делать дипломный проект.</text:span></text:p>
        </text:list-item>
        <text:list-item>
          <text:p text:style-name="P13"><text:span text:style-name="T15">Есть ли у вас полезный опыт для решения этой задачи. Если да, опишите его.</text:span></text:p>
        </text:list-item>
        <text:list-item>
          <text:p text:style-name="P13"><text:span text:style-name="T15">Какими инструментами вы будете пользоваться.</text:span></text:p>
        </text:list-item>
        <text:list-item>
          <text:p text:style-name="P13"><text:span text:style-name="T15">Какие технологии вы планируете использовать при выполнении проекта.</text:span></text:p>
        </text:list-item>
        <text:list-item>
          <text:p text:style-name="P13"><text:span text:style-name="T15">Состав команды. Даже если делали все сами, напишите, какие роли вы выполняли на проекте. </text:span></text:p>
        </text:list-item>
      </text:list>
      <text:p text:style-name="P33"><text:span text:style-name="T15">Хороший пример: Участвовала в командном проекте в роли Java-разработчика. Также на проекте были задействованы: проджект-менеджер, дизайнер и тестировщик. </text:span></text:p>
      <text:p text:style-name="P24"/>
      <text:p text:style-name="P42"><text:bookmark text:name="_heading=h.vq6gpvq7nnf1"/>Пример </text:p>
      <text:p text:style-name="Standard"><text:span text:style-name="T4">Данный пример не является эталонным, лишь один из вариаций.</text:span></text:p>
      <text:p text:style-name="P31"><text:span text:style-name="T17">Тема проекта: </text:span><text:span text:style-name="T15">Исследование особенностей организации процесса ручного тестирования веб-приложений в условиях отсутствия технического задания на пр</text:span>имере тестирования интернет-магазина парфюмерии и косметики.</text:p>
      <text:p text:style-name="P31"><text:span text:style-name="T16">Цель: </text:span>Изучить особенности ручного тестирования веб-приложений в условиях отсутствия спецификации к программному продукту и разработать предложения по улучшению процесса ручного тестирования веб-приложения РИВ ГОШ.</text:p>
      <text:p text:style-name="P31"><text:span text:style-name="T16">Какую проблему решает:</text:span> Случается такое, что необходимо протестировать и выпустить продукт без требований, или на их изучение нет времени. </text:p>
      <text:p text:style-name="P9"><text:span text:style-name="T16">Задачи:</text:span></text:p>
      <text:list xml:id="list3941592015" text:style-name="WWNum2">
        <text:list-item>
          <text:p text:style-name="P14"><text:soft-page-break/><text:span text:style-name="T15">Изучить литературу, касающуюся темы исследования.</text:span></text:p>
        </text:list-item>
        <text:list-item>
          <text:p text:style-name="P14"><text:span text:style-name="T15">Рассмотреть основные виды и методы ручного тестирования веб-приложений.</text:span></text:p>
        </text:list-item>
        <text:list-item>
          <text:p text:style-name="P14"><text:span text:style-name="T15">Ознакомиться с основными принципами составления, такой тестовой документации, как чек-листы, тест-кейсы, тест-планы, баг-репорты.</text:span></text:p>
        </text:list-item>
        <text:list-item>
          <text:p text:style-name="P14"><text:span text:style-name="T15">Составить план ручного тестирования веб-приложения РИВ ГОШ с использованием техник тест-дизайна.</text:span></text:p>
        </text:list-item>
        <text:list-item>
          <text:p text:style-name="P14"><text:span text:style-name="T15">Выполнить ручное тестирование веб-приложения РИВ ГОШ.</text:span></text:p>
        </text:list-item>
        <text:list-item>
          <text:p text:style-name="P14"><text:span text:style-name="T15">Разработать предложения по улучшению ручного тестирования веб-приложения РИВ ГОШ.</text:span></text:p>
        </text:list-item>
      </text:list>
      <text:p text:style-name="P3"><text:span text:style-name="T16">Инструменты: </text:span>Postman, Qase.io, TestRail или Jira, DevTools, Git, Charles Proxy, FastStone Capture 7.2.</text:p>
      <text:p text:style-name="P3"><text:span text:style-name="T16">Состав команды</text:span>: ФИО (Тестировщик)</text:p>
      <text:p text:style-name="P24"/>
      <text:p text:style-name="P24"/>
      <text:p text:style-name="P40"><text:bookmark text:name="_heading=h.hst8x8f1r8tz"/>Теоретическая и практическая главы</text:p>
      <text:p text:style-name="P30"><text:span text:style-name="T17">Основная часть</text:span><text:span text:style-name="T15"> составляет 80% от всего объёма написанного. В нём последовательно рассказывается, как были решены вопросы, перечисленные во вступлении, какие цели достигнуты и с каким результатом.</text:span></text:p>
      <text:p text:style-name="P30"><text:span text:style-name="T15">Содержит 2 главы — теоретическую и практическую, где автор выражает свою позицию относительно гипотез.</text:span></text:p>
      <text:p text:style-name="P30"><text:span text:style-name="T15">В практической части студент должен пошагово описать:</text:span></text:p>
      <text:list xml:id="list2170310466" text:style-name="WWNum3">
        <text:list-item>
          <text:p text:style-name="P15"><text:span text:style-name="T15"><text:s/>как он делал проект;</text:span></text:p>
        </text:list-item>
        <text:list-item>
          <text:p text:style-name="P15"><text:span text:style-name="T15"><text:s/>какие инструменты использовал в работе;</text:span></text:p>
        </text:list-item>
        <text:list-item>
          <text:p text:style-name="P15"><text:span text:style-name="T15"><text:s/>на каком этапе использовал инструменты и как они помогли в достижении цели работы.</text:span></text:p>
        </text:list-item>
      </text:list>
      <text:p text:style-name="P30"><text:span text:style-name="T15">В основной части должны быть практические примеры, результаты и выводы после каждого элемента исследования.</text:span></text:p>
      <text:p text:style-name="P24"/>
      <text:p text:style-name="P24"/>
      <text:p text:style-name="P40"><text:bookmark text:name="_heading=h.dhwmmf3wq1kk"/>Заключение</text:p>
      <text:p text:style-name="P30"><text:span text:style-name="T15">В заключение необходимо включить следующее:</text:span></text:p>
      <text:list xml:id="list3880396814" text:style-name="WWNum8">
        <text:list-item>
          <text:p text:style-name="P16"><text:span text:style-name="T15">Краткие и ёмкие теоретические и практические выводы, которые были получены во время анализа теоретической базы и практического исследования.</text:span></text:p>
        </text:list-item>
        <text:list-item>
          <text:p text:style-name="P16"><text:span text:style-name="T15">Оценка проведённого исследования, описание его результатов.</text:span></text:p>
        </text:list-item>
        <text:list-item>
          <text:p text:style-name="P16"><text:span text:style-name="T15">Практическая значимость работы, рекомендации и планы на дальнейшие исследования.</text:span></text:p>
        </text:list-item>
        <text:list-item>
          <text:p text:style-name="P16"><text:span text:style-name="T15">Общий итог — достижение цели, выполнение задач, доказательство гипотезы.</text:span></text:p>
        </text:list-item>
        <text:list-item>
          <text:p text:style-name="P16"><text:span text:style-name="T15">Предложения по совершенствованию объекта исследования.</text:span></text:p>
        </text:list-item>
      </text:list>
      <text:p text:style-name="P24"/>
      <text:p text:style-name="P40"><text:bookmark text:name="_heading=h.m8jvbwhv7ujg"/>Список используемой литературы </text:p>
      <text:p text:style-name="P30"><text:span text:style-name="T15">Здесь нужно будет указать</text:span><text:span text:style-name="T17"> </text:span><text:span text:style-name="T15">список используемой литературы, ссылки на все ресурсы, которые нужны были для создания проектной работы.</text:span></text:p>
      <text:p text:style-name="P30"><text:span text:style-name="T15">Основные правила оформления использованной литературы и ресурсов:</text:span></text:p>
      <text:list xml:id="list741097360" text:style-name="WWNum10">
        <text:list-item>
          <text:p text:style-name="P17"><text:span text:style-name="T15">Каждый источник упоминается единожды, независимо от того, насколько часто на него ссылаются.</text:span></text:p>
        </text:list-item>
        <text:list-item>
          <text:p text:style-name="P17"><text:span text:style-name="T15">Список литературы оформляется в алфавитном порядке по фамилии автора, сначала русскоязычная литература, затем иностранная, далее интернет-сайты.</text:span></text:p>
        </text:list-item>
        <text:list-item>
          <text:p text:style-name="P17"><text:span text:style-name="T15">Библиографическая запись обязательно включает:</text:span></text:p>
        </text:list-item>
      </text:list>
      <text:list xml:id="list604633749" text:style-name="WWNum11">
        <text:list-item>
          <text:list>
            <text:list-item>
              <text:p text:style-name="P34"><text:span text:style-name="T15">Фамилию автора или фамилии их группы, инициалы (при наличии).</text:span></text:p>
            </text:list-item>
          </text:list>
        </text:list-item>
      </text:list>
      <text:list xml:id="list56177831" text:style-name="WWNum4">
        <text:list-item>
          <text:list>
            <text:list-item>
              <text:p text:style-name="P35"><text:span text:style-name="T15">Название статьи, книги, справочника, закона, иного документа.</text:span></text:p>
            </text:list-item>
            <text:list-item>
              <text:p text:style-name="P35"><text:span text:style-name="T15">Населённый пункт, в котором был издан источник, наименование издательства.</text:span></text:p>
            </text:list-item>
            <text:list-item>
              <text:p text:style-name="P35"><text:span text:style-name="T15">Год публикации.</text:span></text:p>
            </text:list-item>
            <text:list-item>
              <text:p text:style-name="P35"><text:span text:style-name="T15">Число страниц.</text:span></text:p>
            </text:list-item>
          </text:list>
        </text:list-item>
      </text:list>
      <text:p text:style-name="P41"><text:bookmark text:name="_heading=h.9l6gsrwr4dtj"/>Пример</text:p>
      <text:list xml:id="list2857647929" text:style-name="WWNum12">
        <text:list-item>
          <text:p text:style-name="P21"><text:span text:style-name="T5">Книга: Автор. Название книги. Город: Издательство, Год.</text:span></text:p>
        </text:list-item>
        <text:list-item>
          <text:p text:style-name="P21"><text:span text:style-name="T5">Статья: Автор. "Заголовок статьи." Название журнала Том, номер (Год): страницы.</text:span></text:p>
        </text:list-item>
      </text:list>
      <text:p text:style-name="P25"/>
      <text:p text:style-name="P36"/>
      <text:p text:style-name="P40"><text:bookmark text:name="_heading=h.s6k7t2lwcp0k"/>Приложения</text:p>
      <text:p text:style-name="P30"><text:span text:style-name="T15">В </text:span><text:span text:style-name="T17">приложения</text:span><text:span text:style-name="T15"> обычно входят артефакты, получившиеся в процессе создания проекта:</text:span></text:p>
      <text:list xml:id="list3641826096" text:style-name="WWNum5">
        <text:list-item>
          <text:p text:style-name="P18"><text:span text:style-name="T15">Объёмные графики и таблицы, которые не помещаются на лист А4.</text:span></text:p>
        </text:list-item>
        <text:list-item>
          <text:p text:style-name="P18"><text:span text:style-name="T15">Длинные математические формулы и расчёты по ним.</text:span></text:p>
        </text:list-item>
        <text:list-item>
          <text:p text:style-name="P18"><text:span text:style-name="T15">Характеристики аппаратуры, которая использовалась для проведения исследования.</text:span></text:p>
        </text:list-item>
        <text:list-item>
          <text:p text:style-name="P18"><text:span text:style-name="T15">Авторские методики.</text:span></text:p>
        </text:list-item>
        <text:list-item>
          <text:p text:style-name="P18"><text:span text:style-name="T15">Вспомогательный материал: тесты, карточки, схемы, рисунки.</text:span></text:p>
        </text:list-item>
        <text:list-item>
          <text:p text:style-name="P18"><text:span text:style-name="T15">Материалы, полученные на предприятии: отчёты, прочие документы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Apple Color Emoji" svg:font-family="'Apple Color Emoji'" style:font-family-generic="roman" style:font-pitch="variable"/>
    <style:font-face style:name="Arial" svg:font-family="Arial" style:font-family-generic="roman" style:font-pitch="variable"/>
    <style:font-face style:name="IBM Plex Sans" svg:font-family="'IBM Plex Sans'" style:font-family-generic="roman" style:font-pitch="variable"/>
    <style:font-face style:name="IBM Plex Sans SemiBold" svg:font-family="'IBM Plex Sans Semi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ple Color Emoji1" svg:font-family="'Apple Color Emoji'" style:font-family-generic="system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IBM Plex Sans1" svg:font-family="'IBM Plex Sans'" style:font-family-generic="system" style:font-pitch="variable"/>
    <style:font-face style:name="IBM Plex Sans SemiBold1" svg:font-family="'IBM Plex Sans SemiBold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BM Plex Sans" fo:font-size="10pt" fo:language="ru" fo:country="none" style:letter-kerning="false" style:font-name-asian="IBM Plex Sans1" style:font-size-asian="10pt" style:language-asian="zh" style:country-asian="CN" style:font-name-complex="IBM Plex 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IBM Plex Sans" fo:font-size="10pt" fo:language="ru" fo:country="none" style:letter-kerning="false" style:font-name-asian="IBM Plex Sans1" style:font-size-asian="10pt" style:language-asian="zh" style:country-asian="CN" style:font-name-complex="IBM Plex Sans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left="0in" fo:margin-right="0in" fo:margin-top="0in" fo:margin-bottom="0.139in" loext:contextual-spacing="false" fo:line-height="100%" fo:text-align="start" style:justify-single-word="false" fo:keep-together="always" fo:orphans="2" fo:widows="2" fo:text-indent="0in" style:auto-text-indent="false" fo:break-before="auto" fo:break-after="auto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48pt" fo:font-style="normal" style:text-underline-style="none" fo:font-weight="bold" fo:background-color="transparent" style:font-name-asian="Arial1" style:font-family-asian="Arial" style:font-family-generic-asian="system" style:font-pitch-asian="variable" style:font-size-asian="48pt" style:font-style-asian="normal" style:font-weight-asian="bold" style:font-name-complex="Arial1" style:font-family-complex="Arial" style:font-family-generic-complex="system" style:font-pitch-complex="variable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abb1b9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IBM Plex Sans" fo:font-family="'IBM Plex Sans'" style:font-family-generic="roman" style:font-pitch="variable" fo:font-size="10pt" style:text-underline-style="none" style:font-name-asian="Helvetica Neue1" style:font-family-asian="'Helvetica Neue'" style:font-family-generic-asian="system" style:font-pitch-asian="variable" style:font-size-asian="10.5pt" style:font-name-complex="Helvetica Neue1" style:font-family-complex="'Helvetica Neue'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IBM Plex Sans" fo:font-family="'IBM Plex Sans'" style:font-family-generic="roman" style:font-pitch="variable" fo:font-size="10pt" style:text-underline-style="none" style:font-name-asian="Helvetica Neue1" style:font-family-asian="'Helvetica Neue'" style:font-family-generic-asian="system" style:font-pitch-asian="variable" style:font-size-asian="10.5pt" style:font-name-complex="Helvetica Neue1" style:font-family-complex="'Helvetica Neue'" style:font-family-generic-complex="system" style:font-pitch-complex="variable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 style:font-name-asian="Helvetica Neue1" style:font-family-asian="'Helvetica Neue'" style:font-family-generic-asian="system" style:font-pitch-asian="variable" style:font-size-asian="10.5pt" style:font-name-complex="Helvetica Neue1" style:font-family-complex="'Helvetica Neue'" style:font-family-generic-complex="system" style:font-pitch-complex="variable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IBM Plex Sans" fo:font-family="'IBM Plex Sans'" style:font-family-generic="roman" style:font-pitch="variable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IBM Plex Sans" fo:font-family="'IBM Plex Sans'" style:font-family-generic="roman" style:font-pitch="variable" fo:font-size="10pt" style:text-underline-style="none" style:font-name-asian="Helvetica Neue1" style:font-family-asian="'Helvetica Neue'" style:font-family-generic-asian="system" style:font-pitch-asian="variable" style:font-size-asian="10.5pt" style:font-name-complex="Helvetica Neue1" style:font-family-complex="'Helvetica Neue'" style:font-family-generic-complex="system" style:font-pitch-complex="variable" style:font-size-complex="10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IBM Plex Sans" fo:font-family="'IBM Plex Sans'" style:font-family-generic="roman" style:font-pitch="variable" fo:font-size="10pt" style:text-underline-style="none" style:font-name-asian="Helvetica Neue1" style:font-family-asian="'Helvetica Neue'" style:font-family-generic-asian="system" style:font-pitch-asian="variable" style:font-size-asian="10.5pt" style:font-name-complex="Helvetica Neue1" style:font-family-complex="'Helvetica Neue'" style:font-family-generic-complex="system" style:font-pitch-complex="variable" style:font-size-complex="10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.5pt" style:text-underline-style="none" style:font-name-asian="Helvetica Neue1" style:font-family-asian="'Helvetica Neue'" style:font-family-generic-asian="system" style:font-pitch-asian="variable" style:font-size-asian="10.5pt" style:font-name-complex="Helvetica Neue1" style:font-family-complex="'Helvetica Neue'" style:font-family-generic-complex="system" style:font-pitch-complex="variable" style:font-size-complex="10.5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 Neue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 Neue"/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 Neue"/>
      </text:list-level-style-bullet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>
      <loext:graphic-properties draw:fill="none"/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66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text:anchor-type="char" draw:z-index="0" draw:style-name="Mgr1" draw:text-style-name="MP2" svg:width="0.3496in" svg:height="0.3496in" svg:x="6.5193in" svg:y="-0.672in"><draw:image xlink:href="Pictures/10000201000007950000079519D8F7307511945B.pn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2" meta:paragraph-count="156" meta:word-count="975" meta:character-count="7510" meta:non-whitespace-character-count="6649"/>
    <meta:generator>LibreOfficeDev/6.0.5.2$Linux_X86_64 LibreOffice_project/</meta:generator>
  </office:meta>
</office:document-meta>
</file>